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P1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2" style:family="paragraph" style:parent-style-name="Table_20_Contents">
      <style:paragraph-properties fo:margin-left="0cm" fo:margin-right="0cm" fo:margin-top="0.011cm" fo:margin-bottom="0cm" loext:contextual-spacing="false" fo:line-height="100%" fo:text-align="end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3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fo:font-weight="normal" officeooo:rsid="008c329e" officeooo:paragraph-rsid="00948774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0pt" fo:language="en" fo:country="CA" officeooo:rsid="00d573bc" officeooo:paragraph-rsid="00f59896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1043878" officeooo:paragraph-rsid="01043878" style:font-size-asian="14pt" style:font-size-complex="14pt"/>
    </style:style>
    <style:style style:name="P6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814dfa" officeooo:paragraph-rsid="00814dfa" style:font-size-asian="14pt" style:font-size-complex="14pt"/>
    </style:style>
    <style:style style:name="P7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7e180c" officeooo:paragraph-rsid="00ef6cdf" style:font-size-asian="14pt" style:font-size-complex="14pt"/>
    </style:style>
    <style:style style:name="P8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fo:font-style="normal" officeooo:rsid="007f5dc3" officeooo:paragraph-rsid="00948774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00%" fo:text-align="center" style:justify-single-word="false" fo:break-before="page"/>
      <style:text-properties fo:color="#009512" style:font-name="Source Sans Pro Light" fo:font-size="20pt" fo:language="en" fo:country="CA" officeooo:rsid="001a54e6" officeooo:paragraph-rsid="00e03c95" style:font-size-asian="20pt" style:font-size-complex="20pt"/>
    </style:style>
    <style:style style:name="P1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7e180c" officeooo:paragraph-rsid="00f77db3" style:font-size-asian="11pt" style:font-size-complex="11pt"/>
    </style:style>
    <style:style style:name="P1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0e6389" officeooo:paragraph-rsid="010e6389" style:font-size-asian="11pt" style:font-size-complex="11pt"/>
    </style:style>
    <style:style style:name="P1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f3c3ae" officeooo:paragraph-rsid="01043878" style:font-size-asian="11pt" style:font-size-complex="11pt"/>
    </style:style>
    <style:style style:name="P1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84a6cc" officeooo:paragraph-rsid="00eda07e" style:font-size-asian="11pt" style:font-size-complex="11pt"/>
    </style:style>
    <style:style style:name="P1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84a6cc" officeooo:paragraph-rsid="01130612" style:font-size-asian="11pt" style:font-size-complex="11pt"/>
    </style:style>
    <style:style style:name="P1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09b236" officeooo:paragraph-rsid="00f77db3" style:font-size-asian="11pt" style:font-size-complex="11pt"/>
    </style:style>
    <style:style style:name="P1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9bd5c8" officeooo:paragraph-rsid="009bd5c8" style:font-size-asian="11pt" style:font-size-complex="11pt"/>
    </style:style>
    <style:style style:name="P1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ed12f" officeooo:paragraph-rsid="00f77db3" style:font-size-asian="11pt" style:font-size-complex="11pt"/>
    </style:style>
    <style:style style:name="P1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168880" officeooo:paragraph-rsid="01168880" style:font-size-asian="11pt" style:font-size-complex="11pt"/>
    </style:style>
    <style:style style:name="P1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62e86" officeooo:paragraph-rsid="0109b236" style:font-size-asian="10pt" style:font-size-complex="10pt"/>
    </style:style>
    <style:style style:name="P2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c5917" officeooo:paragraph-rsid="00ac5917" style:font-size-asian="10pt" style:font-size-complex="10pt"/>
    </style:style>
    <style:style style:name="P2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111672d" officeooo:paragraph-rsid="0111672d" style:font-size-asian="10pt" style:font-size-complex="10pt"/>
    </style:style>
    <style:style style:name="P2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d8b3b6" officeooo:paragraph-rsid="01169de3" style:font-size-asian="10pt" style:font-size-complex="10pt"/>
    </style:style>
    <style:style style:name="P2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aa3120" officeooo:paragraph-rsid="00d8b3b6" style:font-size-asian="10pt" style:font-size-complex="10pt"/>
    </style:style>
    <style:style style:name="P24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style:font-name="Source Sans Pro" fo:font-size="11pt" fo:language="en" fo:country="CA" officeooo:rsid="0085cdb4" officeooo:paragraph-rsid="010bd59b" style:font-size-asian="11pt" style:font-size-complex="11pt"/>
    </style:style>
    <style:style style:name="P25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normal" officeooo:rsid="008d6434" officeooo:paragraph-rsid="0111672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normal" officeooo:rsid="0111672d" officeooo:paragraph-rsid="0111672d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officeooo:rsid="007e180c" officeooo:paragraph-rsid="00eda07e" style:font-size-asian="8.75pt" style:font-size-complex="10pt"/>
    </style:style>
    <style:style style:name="P28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7e180c" officeooo:paragraph-rsid="0111672d" style:font-size-asian="1.75pt" style:font-size-complex="2pt"/>
    </style:style>
    <style:style style:name="P29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Ubuntu" fo:font-size="10pt" fo:language="en" fo:country="CA" officeooo:rsid="00ddebe1" officeooo:paragraph-rsid="00ddebe1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439400" style:font-name="Source Sans Pro" fo:font-size="10pt" fo:language="en" fo:country="CA" fo:font-weight="normal" officeooo:rsid="007e180c" officeooo:paragraph-rsid="0111672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439400" style:font-name="Source Sans Pro" fo:font-size="10pt" fo:language="en" fo:country="CA" fo:font-weight="normal" officeooo:rsid="007e180c" officeooo:paragraph-rsid="0111672d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439400" style:font-name="Source Sans Pro" fo:font-size="10pt" fo:language="en" fo:country="CA" fo:font-weight="normal" officeooo:rsid="0111672d" officeooo:paragraph-rsid="011167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439400" style:font-name="Source Sans Pro" fo:font-size="10pt" fo:language="en" fo:country="CA" fo:font-weight="normal" officeooo:rsid="0111672d" officeooo:paragraph-rsid="0111672d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84a6cc" officeooo:paragraph-rsid="00eda07e" style:font-size-asian="1.75pt" style:font-size-complex="2pt"/>
    </style:style>
    <style:style style:name="T1" style:family="text">
      <style:text-properties officeooo:rsid="0085cdb4"/>
    </style:style>
    <style:style style:name="T2" style:family="text">
      <style:text-properties officeooo:rsid="0089e90a"/>
    </style:style>
    <style:style style:name="T3" style:family="text">
      <style:text-properties officeooo:rsid="00927c07"/>
    </style:style>
    <style:style style:name="T4" style:family="text">
      <style:text-properties officeooo:rsid="0093bc9d"/>
    </style:style>
    <style:style style:name="T5" style:family="text">
      <style:text-properties officeooo:rsid="009728ea"/>
    </style:style>
    <style:style style:name="T6" style:family="text">
      <style:text-properties officeooo:rsid="00975df0"/>
    </style:style>
    <style:style style:name="T7" style:family="text">
      <style:text-properties officeooo:rsid="00aa3120"/>
    </style:style>
    <style:style style:name="T8" style:family="text">
      <style:text-properties officeooo:rsid="00aed12f"/>
    </style:style>
    <style:style style:name="T9" style:family="text">
      <style:text-properties fo:color="#333333" officeooo:rsid="000fa4d7"/>
    </style:style>
    <style:style style:name="T10" style:family="text">
      <style:text-properties fo:color="#333333" fo:language="en" fo:country="US" officeooo:rsid="00f59896"/>
    </style:style>
    <style:style style:name="T11" style:family="text">
      <style:text-properties fo:color="#333333" fo:font-size="10pt" officeooo:rsid="00e03c95" style:font-size-asian="10pt" style:font-size-complex="10pt"/>
    </style:style>
    <style:style style:name="T12" style:family="text">
      <style:text-properties fo:color="#333333" fo:font-size="10pt" officeooo:rsid="00f59896" style:font-size-asian="10pt" style:font-size-complex="10pt"/>
    </style:style>
    <style:style style:name="T13" style:family="text">
      <style:text-properties officeooo:rsid="00bc4db3"/>
    </style:style>
    <style:style style:name="T14" style:family="text">
      <style:text-properties officeooo:rsid="00c9f48d"/>
    </style:style>
    <style:style style:name="T15" style:family="text">
      <style:text-properties style:font-name="Source Sans Pro" fo:font-size="11pt" style:font-size-asian="11pt" style:font-size-complex="11pt"/>
    </style:style>
    <style:style style:name="T16" style:family="text">
      <style:text-properties style:font-name="Source Sans Pro" fo:font-size="11pt" officeooo:rsid="00bc4db3" style:font-size-asian="11pt" style:font-size-complex="11pt"/>
    </style:style>
    <style:style style:name="T17" style:family="text">
      <style:text-properties style:font-name="Source Sans Pro" fo:font-size="11pt" officeooo:rsid="00cbf120" style:font-size-asian="11pt" style:font-size-complex="11pt"/>
    </style:style>
    <style:style style:name="T18" style:family="text">
      <style:text-properties style:font-name="Source Sans Pro" fo:font-size="11pt" officeooo:rsid="00b3094d" style:font-size-asian="11pt" style:font-size-complex="11pt"/>
    </style:style>
    <style:style style:name="T19" style:family="text">
      <style:text-properties style:font-name="Source Sans Pro" fo:font-size="11pt" officeooo:rsid="00ce5b55" style:font-size-asian="11pt" style:font-size-complex="11pt"/>
    </style:style>
    <style:style style:name="T20" style:family="text">
      <style:text-properties style:font-name="Source Sans Pro" fo:font-size="11pt" officeooo:rsid="00cf71a9" style:font-size-asian="11pt" style:font-size-complex="11pt"/>
    </style:style>
    <style:style style:name="T21" style:family="text">
      <style:text-properties style:font-name="Source Sans Pro" fo:font-size="11pt" officeooo:rsid="00ddebe1" style:font-size-asian="11pt" style:font-size-complex="11pt"/>
    </style:style>
    <style:style style:name="T22" style:family="text">
      <style:text-properties style:font-name="Source Sans Pro" fo:font-size="11pt" officeooo:rsid="00e66e9f" style:font-size-asian="11pt" style:font-size-complex="11pt"/>
    </style:style>
    <style:style style:name="T23" style:family="text">
      <style:text-properties style:font-name="Source Sans Pro" fo:font-size="11pt" officeooo:rsid="00f77db3" style:font-size-asian="11pt" style:font-size-complex="11pt"/>
    </style:style>
    <style:style style:name="T24" style:family="text">
      <style:text-properties style:font-name="Source Sans Pro" fo:font-size="11pt" officeooo:rsid="01060659" style:font-size-asian="11pt" style:font-size-complex="11pt"/>
    </style:style>
    <style:style style:name="T25" style:family="text">
      <style:text-properties style:font-name="Source Sans Pro" fo:font-size="11pt" officeooo:rsid="0109b236" style:font-size-asian="11pt" style:font-size-complex="11pt"/>
    </style:style>
    <style:style style:name="T26" style:family="text">
      <style:text-properties style:font-name="Source Sans Pro" fo:font-size="11pt" officeooo:rsid="010bd59b" style:font-size-asian="11pt" style:font-size-complex="11pt"/>
    </style:style>
    <style:style style:name="T27" style:family="text">
      <style:text-properties style:font-name="Source Sans Pro" fo:font-size="11pt" fo:language="en" fo:country="CA" style:font-size-asian="11pt" style:font-size-complex="11pt"/>
    </style:style>
    <style:style style:name="T28" style:family="text">
      <style:text-properties style:font-name="Source Sans Pro" fo:font-size="11pt" fo:language="en" fo:country="CA" officeooo:rsid="00d30378" style:font-size-asian="11pt" style:font-size-complex="11pt"/>
    </style:style>
    <style:style style:name="T29" style:family="text">
      <style:text-properties style:font-name="Source Sans Pro" fo:font-size="11pt" fo:language="en" fo:country="CA" officeooo:rsid="00ddebe1" style:font-size-asian="11pt" style:font-size-complex="11pt"/>
    </style:style>
    <style:style style:name="T30" style:family="text">
      <style:text-properties style:font-name="Source Sans Pro" fo:font-size="11pt" fo:language="en" fo:country="CA" officeooo:rsid="00fb08cf" style:font-size-asian="11pt" style:font-size-complex="11pt"/>
    </style:style>
    <style:style style:name="T31" style:family="text">
      <style:text-properties style:font-name="Source Sans Pro" fo:font-size="11pt" fo:language="en" fo:country="CA" officeooo:rsid="00fbba83" style:font-size-asian="11pt" style:font-size-complex="11pt"/>
    </style:style>
    <style:style style:name="T32" style:family="text">
      <style:text-properties style:font-name="Source Sans Pro" fo:font-size="11pt" fo:language="en" fo:country="CA" officeooo:rsid="00fc357d" style:font-size-asian="11pt" style:font-size-complex="11pt"/>
    </style:style>
    <style:style style:name="T33" style:family="text">
      <style:text-properties style:font-name="Source Sans Pro" fo:font-size="11pt" fo:language="en" fo:country="CA" officeooo:rsid="010bd59b" style:font-size-asian="11pt" style:font-size-complex="11pt"/>
    </style:style>
    <style:style style:name="T34" style:family="text">
      <style:text-properties style:font-name="Source Sans Pro" fo:font-size="11pt" fo:language="en" fo:country="CA" officeooo:rsid="0110607e" style:font-size-asian="11pt" style:font-size-complex="11pt"/>
    </style:style>
    <style:style style:name="T35" style:family="text">
      <style:text-properties style:font-name="Source Sans Pro" fo:font-size="11pt" fo:language="en" fo:country="US" officeooo:rsid="00d9744e" style:font-size-asian="11pt" style:font-size-complex="11pt"/>
    </style:style>
    <style:style style:name="T36" style:family="text">
      <style:text-properties officeooo:rsid="00ce5b55"/>
    </style:style>
    <style:style style:name="T37" style:family="text">
      <style:text-properties officeooo:rsid="00dcf63d"/>
    </style:style>
    <style:style style:name="T38" style:family="text">
      <style:text-properties fo:color="#000000" officeooo:rsid="00836a6e"/>
    </style:style>
    <style:style style:name="T39" style:family="text">
      <style:text-properties fo:color="#000000" officeooo:rsid="009b3fc7"/>
    </style:style>
    <style:style style:name="T40" style:family="text">
      <style:text-properties officeooo:rsid="00e38735"/>
    </style:style>
    <style:style style:name="T41" style:family="text">
      <style:text-properties fo:font-style="normal" officeooo:rsid="0087b8a5" style:font-style-asian="normal" style:font-style-complex="normal"/>
    </style:style>
    <style:style style:name="T42" style:family="text">
      <style:text-properties fo:font-style="normal" officeooo:rsid="00c6da78" style:font-style-asian="normal" style:font-style-complex="normal"/>
    </style:style>
    <style:style style:name="T43" style:family="text">
      <style:text-properties fo:font-style="normal" officeooo:rsid="00f3c3ae" style:font-style-asian="normal" style:font-style-complex="normal"/>
    </style:style>
    <style:style style:name="T44" style:family="text">
      <style:text-properties fo:font-style="normal" officeooo:rsid="0114aa5c" style:font-style-asian="normal" style:font-style-complex="normal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f59896" style:font-size-asian="10pt" style:font-size-complex="10pt"/>
    </style:style>
    <style:style style:name="T47" style:family="text">
      <style:text-properties officeooo:rsid="00f90671"/>
    </style:style>
    <style:style style:name="T48" style:family="text">
      <style:text-properties officeooo:rsid="00fb08cf"/>
    </style:style>
    <style:style style:name="T49" style:family="text">
      <style:text-properties officeooo:rsid="010241a1"/>
    </style:style>
    <style:style style:name="T50" style:family="text">
      <style:text-properties officeooo:rsid="01043878"/>
    </style:style>
    <style:style style:name="T51" style:family="text">
      <style:text-properties officeooo:rsid="0109b236"/>
    </style:style>
    <style:style style:name="T52" style:family="text">
      <style:text-properties officeooo:rsid="010bd59b"/>
    </style:style>
    <style:style style:name="T53" style:family="text">
      <style:text-properties officeooo:rsid="010e9fa6"/>
    </style:style>
    <style:style style:name="T54" style:family="text">
      <style:text-properties officeooo:rsid="011306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ustin Michaud<text:span text:style-name="T35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1">Portfolio:</text:span><text:span text:style-name="T45"> </text:span><text:a xlink:type="simple" xlink:href="http://justinmichaud.com/" text:style-name="Internet_20_link" text:visited-style-name="Visited_20_Internet_20_Link"><text:span text:style-name="T45">http://justinmichaud.com</text:span></text:a></text:p>
          </table:table-cell>
          <table:table-cell table:style-name="Table1.A1" office:value-type="string">
            <text:p text:style-name="P1"><text:span text:style-name="T11">Github:</text:span><text:span text:style-name="T45"> </text:span><text:a xlink:type="simple" xlink:href="http://github.com/jtjj222/" text:style-name="Internet_20_link" text:visited-style-name="Visited_20_Internet_20_Link"><text:span text:style-name="T45">http://github.com/jtjj222/</text:span></text:a></text:p>
          </table:table-cell>
        </table:table-row>
        <table:table-row>
          <table:table-cell table:style-name="Table1.A1" office:value-type="string">
            <text:p text:style-name="P2"><text:span text:style-name="T12">Email</text:span><text:span text:style-name="T46">: </text:span><text:a xlink:type="simple" xlink:href="mailto:hello@justinmichaud.com" text:style-name="Internet_20_link" text:visited-style-name="Visited_20_Internet_20_Link"><text:span text:style-name="T45">hello@justinmichaud.com</text:span></text:a></text:p>
          </table:table-cell>
          <table:table-cell table:style-name="Table1.A1" office:value-type="string">
            <text:p text:style-name="P4"><text:span text:style-name="T10">Tel: </text:span><text:span text:style-name="T9">(226) 505-5463</text:span></text:p>
          </table:table-cell>
        </table:table-row>
      </table:table>
      <text:p text:style-name="P5">Qualifications</text:p>
      <text:list xml:id="list4199861225514503096" text:style-name="L1">
        <text:list-item>
          <text:p text:style-name="P10"><text:span text:style-name="T50">Communication</text:span> with <text:span text:style-name="T6">coworkers/clients </text:span>to <text:span text:style-name="T2">define</text:span> project requirements</text:p>
        </text:list-item>
        <text:list-item>
          <text:p text:style-name="P11">Experience building Java, Android, Web Applications</text:p>
        </text:list-item>
        <text:list-item>
          <text:p text:style-name="P11">Experience with version control, contributing to Open Source <text:span text:style-name="T53">projects</text:span></text:p>
        </text:list-item>
        <text:list-item>
          <text:p text:style-name="P12"><text:span text:style-name="T50">Proficient with: Android, </text:span>Python, PHP, <text:s/>SQL, <text:span text:style-name="T50">Linux</text:span></text:p>
        </text:list-item>
      </text:list>
      <text:p text:style-name="P7">Employment History</text:p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30"><text:span text:style-name="T38">Sudbury Action Centre for Youth</text:span></text:p>
          </table:table-cell>
          <table:table-cell office:value-type="string">
            <text:p text:style-name="P25"><text:span text:style-name="T5">Software Development </text:span>Contractor</text:p>
          </table:table-cell>
          <table:table-cell office:value-type="string">
            <text:p text:style-name="P31"><text:span text:style-name="T38">August 2016 – </text:span><text:span text:style-name="T39">September 2016</text:span></text:p>
          </table:table-cell>
        </table:table-row>
      </table:table>
      <text:list xml:id="list111746377954556" text:continue-numbering="true" text:style-name="L1">
        <text:list-header>
          <text:p text:style-name="P34"/>
        </text:list-header>
        <text:list-item>
          <text:p text:style-name="P14">Built and <text:span text:style-name="T7">deployed </text:span>web application<text:span text:style-name="T3"> </text:span>to track <text:span text:style-name="T37">clients and donations using Python and Django</text:span></text:p>
        </text:list-item>
        <text:list-item>
          <text:p text:style-name="P14"><text:span text:style-name="T54">Application eliminated an entire shift, collected statistics to seek funding and find areas to improve</text:span></text:p>
        </text:list-item>
        <text:list-item>
          <text:p text:style-name="P13"><text:span text:style-name="T44">Communicated to collect</text:span><text:span text:style-name="T41"> requirements </text:span><text:span text:style-name="T42">from non-technical users</text:span><text:span text:style-name="T41"> </text:span><text:span text:style-name="T43">and </text:span><text:span text:style-name="T41">ensured</text:span><text:span text:style-name="T43"> </text:span><text:span text:style-name="T41">value </text:span><text:span text:style-name="T43">was created</text:span></text:p>
        </text:list-item>
      </text:list>
      <text:p text:style-name="P27"/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32"><text:span text:style-name="T38">YMCA of Sudbury</text:span></text:p>
          </table:table-cell>
          <table:table-cell office:value-type="string">
            <text:p text:style-name="P26">Software Developer &amp; I.T. Assistant</text:p>
          </table:table-cell>
          <table:table-cell office:value-type="string">
            <text:p text:style-name="P33"><text:span text:style-name="T39">June 2014 to September 2016</text:span></text:p>
          </table:table-cell>
        </table:table-row>
      </table:table>
      <text:p text:style-name="P28"/>
      <text:list xml:id="list111746090157305" text:continue-numbering="true" text:style-name="L1">
        <text:list-item>
          <text:p text:style-name="P19"><text:span text:style-name="T19">Developed</text:span><text:span text:style-name="T15"> </text:span><text:span text:style-name="T16">open-source</text:span><text:span text:style-name="T18"> </text:span><text:span text:style-name="T24">remote </text:span><text:span text:style-name="T17">support tool </text:span><text:span text:style-name="T25">u</text:span><text:span text:style-name="T24">s</text:span><text:span text:style-name="T25">ing</text:span><text:span text:style-name="T24"> Java, Netty and</text:span><text:span text:style-name="T23"> </text:span><text:span text:style-name="T22">UDP </text:span><text:span text:style-name="T20">hole-punching </text:span><text:span text:style-name="T23">to </text:span><text:span text:style-name="T25">tunnel</text:span><text:span text:style-name="T23"> TCP connections without port forwarding; </text:span><text:span text:style-name="T25">U</text:span><text:span text:style-name="T24">sed less data, </text:span><text:span text:style-name="T25">was easier to use </text:span><text:span text:style-name="T24">than existing solutions</text:span></text:p>
        </text:list-item>
        <text:list-item>
          <text:p text:style-name="P15">Built public job board using PHP and MySQL; used by hundreds of clients, ~20 job councillors</text:p>
          <text:list>
            <text:list-item>
              <text:p text:style-name="P18">Introduced the use of Twig templates to separate display and business logic and eliminate XSS and CSRF vulnerabilities, prepared queries to eliminate SQL injection vulnerabilities</text:p>
            </text:list-item>
          </text:list>
        </text:list-item>
        <text:list-item>
          <text:p text:style-name="P18">Introduced git and basic documentation practices to development workflow</text:p>
        </text:list-item>
        <text:list-item>
          <text:p text:style-name="P16"><text:span text:style-name="T51">Wrote</text:span> <text:span text:style-name="T13">Python</text:span> <text:span text:style-name="T47">scripts </text:span>to <text:span text:style-name="T47">manage</text:span> <text:span text:style-name="T36">public resource Linux computers, with guest sessions,</text:span> automatic logout, <text:span text:style-name="T8">and remote management; reduced maintenance costs, increased security, and enforced usage policies</text:span></text:p>
        </text:list-item>
        <text:list-item>
          <text:p text:style-name="P17">Created <text:span text:style-name="T13">web application that t</text:span>rack<text:span text:style-name="T14">ed </text:span>camper purchases; <text:span text:style-name="T40">saved ~20 hours per week in repetitive and error-prone calculations, produced actionable statistics</text:span></text:p>
        </text:list-item>
      </text:list>
      <text:p text:style-name="P6">Interests / <text:span text:style-name="T1">Projects</text:span></text:p>
      <text:p text:style-name="P24"><text:span text:style-name="T52">E</text:span>verything from <text:span text:style-name="T4">playing oboe in the Waterloo Orchestra</text:span> <text:span text:style-name="T48">to messing around with lasers at Hack the North to <text:s/>playing games on my </text:span>Commodore 64</text:p>
      <text:list xml:id="list111746935990453" text:continue-numbering="true" text:style-name="L1">
        <text:list-item>
          <text:p text:style-name="P22"><text:span text:style-name="T30">Contributed</text:span><text:span text:style-name="T29"> </text:span><text:span text:style-name="T34">Gesture Typing feature </text:span><text:span text:style-name="T32">to the</text:span><text:span text:style-name="T27"> AnySoftKeyboard project </text:span><text:span text:style-name="T32">to create</text:span><text:span text:style-name="T27"> the first Open Source </text:span><text:span text:style-name="T32">swipe</text:span><text:span text:style-name="T27"> keyboard for Android</text:span></text:p>
          <text:list>
            <text:list-item>
              <text:p text:style-name="P22"><text:span text:style-name="T33">G</text:span><text:span text:style-name="T29">enera</text:span><text:span text:style-name="T32">tes</text:span><text:span text:style-name="T29"> simulated paths for possible words and compar</text:span><text:span text:style-name="T32">es</text:span><text:span text:style-name="T29"> them to the user input</text:span></text:p>
            </text:list-item>
          </text:list>
        </text:list-item>
        <text:list-item>
          <text:p text:style-name="P23"><text:span text:style-name="T31">Created a</text:span><text:span text:style-name="T27"> shooter game for Google Cardboard </text:span><text:span text:style-name="T31">with Java and OpenGL</text:span><text:span text:style-name="T27"> that uses </text:span><text:span text:style-name="T31">BoofCV running on a laptop</text:span><text:span text:style-name="T27"> to track </text:span><text:span text:style-name="T28">the position of </text:span><text:span text:style-name="T33">player’s</text:span><text:span text:style-name="T27"> head, </text:span><text:span text:style-name="T31">allowing </text:span><text:span text:style-name="T33">them</text:span><text:span text:style-name="T31"> to shoot enemies and dodge obstacles</text:span></text:p>
        </text:list-item>
        <text:list-item>
          <text:p text:style-name="P20"><text:span text:style-name="T15">Work in progress: </text:span><text:span text:style-name="T26">Arduino project to </text:span><text:span text:style-name="T15">create cheap </text:span><text:span text:style-name="T21">VR motion tracking, u</text:span><text:span text:style-name="T15">sing mirrors to scan line-lasers across the room </text:span><text:span text:style-name="T21">and IR to synchronize the </text:span><text:span text:style-name="T26">emitter</text:span><text:span text:style-name="T21">/receiver</text:span></text:p>
        </text:list-item>
        <text:list-item>
          <text:p text:style-name="P21"><text:span text:style-name="T21">A</text:span><text:span text:style-name="T15">n</text:span><text:span text:style-name="T21"> Open Source Android transit application using the Sudbury Open Data API, available on F-Droid</text:span></text:p>
          <text:p text:style-name="P29"><text:span text:style-name="T15">More </text:span><text:span text:style-name="T26">projects</text:span><text:span text:style-name="T15"> and source code available at </text:span><text:a xlink:type="simple" xlink:href="http://justinmichaud.com/" text:style-name="Internet_20_link" text:visited-style-name="Visited_20_Internet_20_Link"><text:span text:style-name="T15">http://justinmichaud.com</text:span></text:a><text:span text:style-name="T15"> </text:span></text:p>
        </text:list-item>
      </text:list>
      <text:p text:style-name="P8">Education</text:p>
      <text:p text:style-name="P3">September 2016 to Present – <text:span text:style-name="T49">Candidate for Bachelor of </text:span>Computer Science at the University of Water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-0.049cm" fo:margin-right="0cm" fo:text-indent="0cm" style:auto-text-indent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chaud</meta:initial-creator>
    <meta:creation-date>2014-03-30T09:55:09.609795337</meta:creation-date>
    <dc:date>2017-01-12T11:17:45.618047140</dc:date>
    <meta:editing-duration>PT21H31M51S</meta:editing-duration>
    <meta:editing-cycles>223</meta:editing-cycles>
    <meta:generator>LibreOffice/5.1.4.2$Linux_X86_64 LibreOffice_project/10m0$Build-2</meta:generator>
    <meta:document-statistic meta:table-count="3" meta:image-count="0" meta:object-count="0" meta:page-count="1" meta:paragraph-count="37" meta:word-count="408" meta:character-count="2748" meta:non-whitespace-character-count="2390"/>
  </office:meta>
</office:document-meta>
</file>